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cm" svg:stroke-color="#000000" draw:marker-start-width="0.28cm" draw:marker-end-width="0.28cm" draw:fill="solid" draw:fill-color="#cfe7f5" draw:auto-grow-height="true" draw:auto-grow-width="false" fo:max-height="0cm" fo:min-height="4.259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cm" svg:stroke-color="#000000" draw:marker-start-width="0.28cm" draw:marker-end-width="0.28cm" draw:fill="solid" draw:fill-color="#ffffcc" draw:auto-grow-height="true" draw:auto-grow-width="false" fo:max-height="0cm" fo:min-height="9.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8cm" draw:marker-end-width="0.28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95cm"/>
    </style:style>
    <style:style style:name="gr6" style:family="graphic" style:parent-style-name="standard">
      <style:graphic-properties svg:stroke-width="0.05cm" svg:stroke-color="#000000" draw:marker-start-width="0.28cm" draw:marker-end-width="0.28cm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fo:min-height="4.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9.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text-properties style:font-name="DejaVu Sans" fo:font-size="40pt" style:font-size-asian="40pt" style:font-size-complex="4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style:font-name="DejaVu Sans" fo:font-size="24pt" style:font-size-asian="24pt" style:font-size-complex="24pt"/>
    </style:style>
    <style:style style:name="P4" style:family="paragraph">
      <style:text-properties style:font-name="Courier 10 Pitch1" fo:font-size="28pt" style:font-size-asian="28pt" style:font-size-complex="28pt"/>
    </style:style>
    <style:style style:name="P5" style:family="paragraph">
      <style:paragraph-properties fo:text-align="center"/>
      <style:text-properties style:font-name="Courier 10 Pitch1"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DejaVu Sans" fo:font-size="36pt" fo:font-weight="bold" style:font-size-asian="36pt" style:font-weight-asian="bold" style:font-size-complex="36pt" style:font-weight-complex="bold"/>
    </style:style>
    <style:style style:name="P8" style:family="paragraph">
      <style:text-properties fo:font-size="20pt"/>
    </style:style>
    <style:style style:name="P9" style:family="paragraph">
      <style:text-properties fo:font-size="60pt" style:font-size-asian="60pt" style:font-size-complex="60pt"/>
    </style:style>
    <style:style style:name="P10" style:family="paragraph">
      <style:paragraph-properties fo:text-align="center"/>
      <style:text-properties style:font-name="Courier 10 Pitch1" fo:font-size="24pt" style:font-size-asian="24pt" style:font-size-complex="24pt"/>
    </style:style>
    <style:style style:name="T1" style:family="text">
      <style:text-properties style:font-name="DejaVu Sans" fo:font-size="40pt" style:font-size-asian="40pt" style:font-size-complex="40pt"/>
    </style:style>
    <style:style style:name="T2" style:family="text">
      <style:text-properties style:font-name="DejaVu Sans" fo:font-size="24pt" style:font-size-asian="24pt" style:font-size-complex="24pt"/>
    </style:style>
    <style:style style:name="T3" style:family="text">
      <style:text-properties style:font-name="Courier 10 Pitch1" fo:font-size="24pt" style:font-size-asian="24pt" style:font-size-complex="24pt"/>
    </style:style>
    <style:style style:name="T4" style:family="text">
      <style:text-properties style:font-name="Courier 10 Pitch1" fo:font-size="22pt" style:font-size-asian="22pt" style:font-size-complex="22pt"/>
    </style:style>
    <style:style style:name="T5" style:family="text">
      <style:text-properties style:font-name="DejaVu Sans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ython looping 100 million times</text:span></text:p>
          </draw:text-box>
        </draw:frame>
        <draw:frame presentation:style-name="pr2" draw:text-style-name="P3" draw:layer="layout" svg:width="25.199cm" svg:height="4.8cm" svg:x="1.601cm" svg:y="14.8cm" presentation:class="title" presentation:user-transformed="true">
          <draw:text-box>
            <text:p text:style-name="P2"><text:span text:style-name="T2">Presentation by Ian Stewart at </text:span><text:span text:style-name="T2"><text:line-break/></text:span><text:span text:style-name="T2">Hamiltion Python User Group meeting on </text:span><text:span text:style-name="T2">2014 July 14</text:span><text:span text:style-name="T2"><text:line-break/></text:span><text:span text:style-name="T2">www.hampub.co.n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ython looping 100 million times</text:span></text:p>
          </draw:text-box>
        </draw:frame>
        <draw:frame draw:style-name="gr2" draw:text-style-name="P4" draw:layer="layout" svg:width="11cm" svg:height="4.559cm" svg:x="1cm" svg:y="3.841cm">
          <draw:text-box>
            <text:p><text:span text:style-name="T3"># loop1.py</text:span></text:p>
            <text:p><text:span text:style-name="T3">x=0</text:span></text:p>
            <text:p><text:span text:style-name="T3">while x&lt;100000000:</text:span></text:p>
            <text:p><text:span text:style-name="T3"><text:s text:c="4"/></text:span><text:span text:style-name="T3">x+=1</text:span></text:p>
          </draw:text-box>
        </draw:frame>
        <draw:frame draw:style-name="gr3" draw:text-style-name="P4" draw:layer="layout" svg:width="14.6cm" svg:height="9.8cm" svg:x="12.4cm" svg:y="3.8cm">
          <draw:text-box>
            <text:p><text:span text:style-name="T3"># loop2.py</text:span></text:p>
            <text:p><text:span text:style-name="T3">def looping():</text:span></text:p>
            <text:p><text:span text:style-name="T3"><text:s text:c="4"/></text:span><text:span text:style-name="T3">x=0</text:span></text:p>
            <text:p><text:span text:style-name="T3"><text:s text:c="4"/></text:span><text:span text:style-name="T3">while x&lt;100000000:</text:span></text:p>
            <text:p><text:span text:style-name="T3"><text:s text:c="8"/></text:span><text:span text:style-name="T3">x+=1</text:span></text:p>
            <text:p><text:span text:style-name="T3"/></text:p>
            <text:p><text:span text:style-name="T3">if __name__ == "__main__":</text:span></text:p>
            <text:p><text:span text:style-name="T3"><text:s text:c="4"/></text:span><text:span text:style-name="T3">looping()</text:span></text:p>
          </draw:text-box>
        </draw:frame>
        <draw:custom-shape draw:style-name="gr4" draw:text-style-name="P5" xml:id="id1" draw:id="id1" draw:layer="layout" svg:width="11cm" svg:height="4.4cm" svg:x="1cm" svg:y="9.1cm">
          <text:p><text:span text:style-name="T4">$ time python3 loop1.py</text:span></text:p>
          <text:p><text:span text:style-name="T4"/></text:p>
          <text:p><text:span text:style-name="T4">real</text:span><text:span text:style-name="T4"><text:tab/></text:span><text:span text:style-name="T4">22.651s</text:span></text:p>
          <text:p><text:span text:style-name="T4">user</text:span><text:span text:style-name="T4"><text:tab/></text:span><text:span text:style-name="T4">21.901s</text:span></text:p>
          <text:p><text:span text:style-name="T4">sys</text:span><text:span text:style-name="T4"><text:tab/></text:span><text:span text:style-name="T4"> 0.028s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1.4cm" svg:height="5.2cm" svg:x="1cm" svg:y="14.8cm">
          <draw:text-box>
            <text:p xml:id="id2" text:id="id2" text:style-name="P6"><text:span text:style-name="T5">How long does <text:s/>loop2.py <text:s/>take?</text:span></text:p>
          </draw:text-box>
        </draw:frame>
        <draw:custom-shape draw:style-name="gr6" draw:text-style-name="P5" xml:id="id3" draw:id="id3" draw:layer="layout" svg:width="14.4cm" svg:height="5cm" svg:x="12.6cm" svg:y="14.8cm">
          <text:p><text:span text:style-name="T4">$ time python3 loop2.py</text:span></text:p>
          <text:p><text:span text:style-name="T4"/></text:p>
          <text:p><text:span text:style-name="T4">real</text:span><text:span text:style-name="T4"><text:tab/></text:span><text:span text:style-name="T4">13.096s</text:span></text:p>
          <text:p><text:span text:style-name="T4">user</text:span><text:span text:style-name="T4"><text:tab/></text:span><text:span text:style-name="T4">12.649s</text:span></text:p>
          <text:p><text:span text:style-name="T4">sys</text:span><text:span text:style-name="T4"><text:tab/></text:span><text:span text:style-name="T4"> 0.012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1s" smil:fill="hold" smil:targetElement="id3" smil:attributeName="visibility" smil:to="visible"/>
                  <anim:animate smil:dur="5s" smil:fill="hold" smil:targetElement="id3" smil:attributeName="x" smil:values="x;x" smil:keyTimes="0;1"/>
                  <anim:animate smil:dur="5s" smil:fill="hold" smil:targetElement="id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9.2cm" svg:x="1.2cm" svg:y="5cm" presentation:class="title" presentation:user-transformed="true">
          <draw:text-box>
            <text:p><text:span text:style-name="T6">Huh?</text:span></text:p>
          </draw:text-box>
        </draw:frame>
        <draw:frame presentation:style-name="pr5" draw:text-style-name="P6" draw:layer="layout" svg:width="24.639cm" svg:height="2.693cm" svg:x="1.4cm" svg:y="16.70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... Python3 vs. Python2</text:p>
          </draw:text-box>
        </draw:frame>
        <draw:custom-shape draw:style-name="gr4" draw:text-style-name="P10" draw:layer="layout" svg:width="12.4cm" svg:height="14.2cm" svg:x="1.4cm" svg:y="4.4cm">
          <text:p><text:span text:style-name="T3">$ python3 --version</text:span></text:p>
          <text:p><text:span text:style-name="T3">Python 3.2.3</text:span></text:p>
          <text:p><text:span text:style-name="T3"/></text:p>
          <text:p><text:span text:style-name="T3">$ time python3 loop1.py</text:span></text:p>
          <text:p><text:span text:style-name="T3"/></text:p>
          <text:p><text:span text:style-name="T3">real</text:span><text:span text:style-name="T3"><text:tab/></text:span><text:span text:style-name="T3">0m22.981s</text:span></text:p>
          <text:p><text:span text:style-name="T3">user</text:span><text:span text:style-name="T3"><text:tab/></text:span><text:span text:style-name="T3">0m21.749s</text:span></text:p>
          <text:p><text:span text:style-name="T3">sys</text:span><text:span text:style-name="T3"><text:tab/></text:span><text:span text:style-name="T3">0m0.020s</text:span></text:p>
          <text:p><text:span text:style-name="T3"/></text:p>
          <text:p><text:span text:style-name="T3">$ time python3 loop2.py</text:span></text:p>
          <text:p><text:span text:style-name="T3"/></text:p>
          <text:p><text:span text:style-name="T3">real</text:span><text:span text:style-name="T3"><text:tab/></text:span><text:span text:style-name="T3">0m14.359s</text:span></text:p>
          <text:p><text:span text:style-name="T3">user</text:span><text:span text:style-name="T3"><text:tab/></text:span><text:span text:style-name="T3">0m13.841s</text:span></text:p>
          <text:p><text:span text:style-name="T3">sys</text:span><text:span text:style-name="T3"><text:tab/></text:span><text:span text:style-name="T3">0m0.020s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2cm" svg:height="14.2cm" svg:x="14.6cm" svg:y="4.4cm">
          <text:p><text:span text:style-name="T3">$ python --version</text:span></text:p>
          <text:p><text:span text:style-name="T3">Python 2.7.3</text:span></text:p>
          <text:p><text:span text:style-name="T3"/></text:p>
          <text:p><text:span text:style-name="T3">$ time python loop1.py</text:span></text:p>
          <text:p><text:span text:style-name="T3"/></text:p>
          <text:p><text:span text:style-name="T3">real</text:span><text:span text:style-name="T3"><text:tab/></text:span><text:span text:style-name="T3">0m16.726s</text:span></text:p>
          <text:p><text:span text:style-name="T3">user</text:span><text:span text:style-name="T3"><text:tab/></text:span><text:span text:style-name="T3">0m16.029s</text:span></text:p>
          <text:p><text:span text:style-name="T3">sys</text:span><text:span text:style-name="T3"><text:tab/></text:span><text:span text:style-name="T3">0m0.032s</text:span></text:p>
          <text:p><text:span text:style-name="T3"/></text:p>
          <text:p><text:span text:style-name="T3">$ time python loop2.py</text:span></text:p>
          <text:p><text:span text:style-name="T3"/></text:p>
          <text:p><text:span text:style-name="T3">real</text:span><text:span text:style-name="T3"><text:tab/></text:span><text:span text:style-name="T3">0m8.221s</text:span></text:p>
          <text:p><text:span text:style-name="T3">user</text:span><text:span text:style-name="T3"><text:tab/></text:span><text:span text:style-name="T3">0m7.912s</text:span></text:p>
          <text:p><text:span text:style-name="T3">sys</text:span><text:span text:style-name="T3"><text:tab/></text:span><text:span text:style-name="T3">0m0.016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... loop3.py</text:p>
          </draw:text-box>
        </draw:frame>
        <draw:custom-shape draw:style-name="gr4" draw:text-style-name="P10" draw:layer="layout" svg:width="14cm" svg:height="11.8cm" svg:x="0.9cm" svg:y="4.3cm">
          <text:p><text:span text:style-name="T3"># loop3.py</text:span></text:p>
          <text:p><text:span text:style-name="T3"/></text:p>
          <text:p><text:span text:style-name="T3">def looping(y):</text:span></text:p>
          <text:p><text:span text:style-name="T3"><text:s text:c="4"/></text:span><text:span text:style-name="T3">y+=1</text:span></text:p>
          <text:p><text:span text:style-name="T3"><text:s text:c="4"/></text:span><text:span text:style-name="T3">return y</text:span></text:p>
          <text:p><text:span text:style-name="T3"/></text:p>
          <text:p><text:span text:style-name="T3">if __name__ == "__main__":</text:span></text:p>
          <text:p><text:span text:style-name="T3"><text:s text:c="4"/></text:span><text:span text:style-name="T3">x = 0</text:span></text:p>
          <text:p><text:span text:style-name="T3"><text:s text:c="4"/></text:span><text:span text:style-name="T3">while x&lt;100000000:</text:span></text:p>
          <text:p><text:span text:style-name="T3"><text:s text:c="8"/></text:span><text:span text:style-name="T3">x = looping(x) 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2cm" svg:height="15.7cm" svg:x="15.2cm" svg:y="4.3cm">
          <text:p><text:span text:style-name="T3">$ python3 --version</text:span></text:p>
          <text:p><text:span text:style-name="T3">Python 3.2.3</text:span></text:p>
          <text:p><text:span text:style-name="T3">$ time python3 loop3.py</text:span></text:p>
          <text:p><text:span text:style-name="T3"/></text:p>
          <text:p><text:span text:style-name="T3">real</text:span><text:span text:style-name="T3"><text:tab/></text:span><text:span text:style-name="T3">0m38.918s</text:span></text:p>
          <text:p><text:span text:style-name="T3">user</text:span><text:span text:style-name="T3"><text:tab/></text:span><text:span text:style-name="T3">0m38.070s</text:span></text:p>
          <text:p><text:span text:style-name="T3">sys</text:span><text:span text:style-name="T3"><text:tab/></text:span><text:span text:style-name="T3">0m0.024s</text:span></text:p>
          <text:p><text:span text:style-name="T3"/></text:p>
          <text:p><text:span text:style-name="T3">$ python --version</text:span></text:p>
          <text:p><text:span text:style-name="T3">Python 2.7.3</text:span></text:p>
          <text:p><text:span text:style-name="T3">$ time python loop3.py</text:span></text:p>
          <text:p><text:span text:style-name="T3"/></text:p>
          <text:p><text:span text:style-name="T3">real</text:span><text:span text:style-name="T3"><text:tab/></text:span><text:span text:style-name="T3">0m34.530s</text:span></text:p>
          <text:p><text:span text:style-name="T3">user</text:span><text:span text:style-name="T3"><text:tab/></text:span><text:span text:style-name="T3">0m33.670s</text:span></text:p>
          <text:p><text:span text:style-name="T3">sys</text:span><text:span text:style-name="T3"><text:tab/></text:span><text:span text:style-name="T3">0m0.020s </text:span></text:p>
          <text:p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__the end__</text:p>
          </draw:text-box>
        </draw:frame>
        <draw:frame presentation:style-name="pr6" draw:layer="layout" svg:width="24.639cm" svg:height="12.1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an Stewart</meta:initial-creator>
    <meta:creation-date>2014-06-28T18:38:28</meta:creation-date>
    <dc:date>2014-07-14T22:53:18.139197228</dc:date>
    <dc:creator>Ian Stewart</dc:creator>
    <meta:editing-duration>PT2H28M4S</meta:editing-duration>
    <meta:editing-cycles>9</meta:editing-cycles>
    <meta:generator>LibreOffice/4.2.4.2$Linux_X86_64 LibreOffice_project/420m0$Build-2</meta:generator>
    <meta:document-statistic meta:object-count="51"/>
  </office:meta>
</office:document-meta>
</file>